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35cm" fo:min-width="5.099cm"/>
    </style:style>
    <style:style style:name="gr2" style:family="graphic" style:parent-style-name="standard">
      <style:graphic-properties draw:textarea-horizontal-align="justify" draw:textarea-vertical-align="middle" draw:auto-grow-height="false" fo:min-height="3.95cm" fo:min-width="9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Blue_5f_Curve-title">
      <style:graphic-properties fo:min-height="5.4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8cm" svg:height="5.409cm" svg:x="0cm" svg:y="0cm" presentation:class="title" presentation:user-transformed="true">
          <draw:text-box>
            <text:p><text:span text:style-name="T1">Avoiding single point of failure on a given jboss webapp &amp; reducing no. Of doker imgs.</text:span></text:p>
          </draw:text-box>
        </draw:frame>
        <draw:custom-shape draw:style-name="gr1" draw:text-style-name="P2" draw:layer="layout" svg:width="5.599cm" svg:height="2.6cm" svg:x="1.401cm" svg:y="5.8cm">
          <text:p text:style-name="P2">Docker</text:p>
          <text:p text:style-name="P2">Application A </text:p>
          <text:p text:style-name="P2">gatewa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99cm" svg:height="2.6cm" svg:x="1.4cm" svg:y="12cm">
          <text:p text:style-name="P2">Docker</text:p>
          <text:p text:style-name="P2">Application B </text:p>
          <text:p text:style-name="P2">gatewa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4cm" svg:height="4.2cm" svg:x="13.8cm" svg:y="4.8cm">
          <text:p text:style-name="P2">Docker </text:p>
          <text:p text:style-name="P2">Application A – Service 1</text:p>
          <text:p text:style-name="P2">Application B - Service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4cm" svg:height="4.2cm" svg:x="13.8cm" svg:y="13.4cm">
          <text:p text:style-name="P2">Docker </text:p>
          <text:p text:style-name="P2">Application A – Service n</text:p>
          <text:p text:style-name="P2">Application B - Service m</text:p>
          <text:p text:style-name="P2">where n,m &gt; 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cm" svg:y1="7cm" svg:x2="13.8cm" svg:y2="6.2cm">
          <text:p/>
        </draw:line>
        <draw:line draw:style-name="gr3" draw:text-style-name="P3" draw:layer="layout" svg:x1="6.999cm" svg:y1="13.6cm" svg:x2="13.8cm" svg:y2="6.8cm">
          <text:p/>
        </draw:line>
        <draw:line draw:style-name="gr3" draw:text-style-name="P3" draw:layer="layout" svg:x1="7cm" svg:y1="7.6cm" svg:x2="13.8cm" svg:y2="14.6cm">
          <text:p/>
        </draw:line>
        <draw:line draw:style-name="gr3" draw:text-style-name="P3" draw:layer="layout" svg:x1="6.999cm" svg:y1="13.6cm" svg:x2="13.8cm" svg:y2="15.4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19:10:51.367257051</meta:creation-date>
    <meta:editing-duration>PT3M37S</meta:editing-duration>
    <meta:editing-cycles>4</meta:editing-cycles>
    <meta:generator>LibreOffice/6.0.7.3$Linux_X86_64 LibreOffice_project/00m0$Build-3</meta:generator>
    <dc:title>Blue Curve</dc:title>
    <dc:date>2019-04-15T18:36:45.769549742</dc:date>
    <meta:document-statistic meta:object-count="50"/>
  </office:meta>
</office:document-meta>
</file>